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01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674cm" fo:margin-left="-0.009cm" fo:margin-top="0cm" fo:margin-bottom="0cm" table:align="left" style:writing-mode="lr-tb"/>
    </style:style>
    <style:style style:name="Tabela1.A" style:family="table-column">
      <style:table-column-properties style:column-width="2.859cm"/>
    </style:style>
    <style:style style:name="Tabela1.B" style:family="table-column">
      <style:table-column-properties style:column-width="6.115cm"/>
    </style:style>
    <style:style style:name="Tabela1.C" style:family="table-column">
      <style:table-column-properties style:column-width="3.704cm"/>
    </style:style>
    <style:style style:name="Tabela1.D" style:family="table-column">
      <style:table-column-properties style:column-width="4.995cm"/>
    </style:style>
    <style:style style:name="Tabela1.1" style:family="table-row">
      <style:table-row-properties style:min-row-height="0.161cm" fo:keep-together="auto"/>
    </style:style>
    <style:style style:name="Tabela1.A1" style:family="table-cell">
      <style:table-cell-properties fo:padding="0.176cm" fo:border="0.5pt solid #000000" style:writing-mode="lr-tb"/>
    </style:style>
    <style:style style:name="Tabela1.2" style:family="table-row">
      <style:table-row-properties style:min-row-height="2.258cm" fo:keep-together="auto"/>
    </style:style>
    <style:style style:name="Tabela1.3" style:family="table-row">
      <style:table-row-properties style:min-row-height="1.425cm" fo:keep-together="auto"/>
    </style:style>
    <style:style style:name="Tabela1.A3" style:family="table-cell">
      <style:table-cell-properties fo:padding="0.176cm" fo:border-left="none" fo:border-right="none" fo:border-top="0.5pt solid #000000" fo:border-bottom="none" style:writing-mode="lr-tb"/>
    </style:style>
    <style:style style:name="Tabela1.4" style:family="table-row">
      <style:table-row-properties style:min-row-height="1.535cm" fo:keep-together="auto"/>
    </style:style>
    <style:style style:name="Tabela1.A4" style:family="table-cell">
      <style:table-cell-properties fo:padding="0.176cm" fo:border="none" style:writing-mode="lr-tb"/>
    </style:style>
    <style:style style:name="Tabela1.5" style:family="table-row">
      <style:table-row-properties style:min-row-height="0.002cm" fo:keep-together="auto"/>
    </style:style>
    <style:style style:name="Tabela2" style:family="table">
      <style:table-properties style:width="13.873cm" fo:margin-left="0cm" fo:margin-top="0cm" fo:margin-bottom="0cm" table:align="left" style:writing-mode="lr-tb"/>
    </style:style>
    <style:style style:name="Tabela2.A" style:family="table-column">
      <style:table-column-properties style:column-width="2.468cm"/>
    </style:style>
    <style:style style:name="Tabela2.B" style:family="table-column">
      <style:table-column-properties style:column-width="3.327cm"/>
    </style:style>
    <style:style style:name="Tabela2.C" style:family="table-column">
      <style:table-column-properties style:column-width="8.079cm"/>
    </style:style>
    <style:style style:name="Tabela2.1" style:family="table-row">
      <style:table-row-properties style:min-row-height="0.855cm" fo:keep-together="auto"/>
    </style:style>
    <style:style style:name="Tabela2.A1" style:family="table-cell">
      <style:table-cell-properties fo:padding="0.176cm" fo:border="0.5pt solid #000000" style:writing-mode="lr-tb"/>
    </style:style>
    <style:style style:name="Tabela3" style:family="table">
      <style:table-properties style:width="14.982cm" fo:margin-left="0cm" fo:margin-top="0cm" fo:margin-bottom="0cm" table:align="left" style:writing-mode="lr-tb"/>
    </style:style>
    <style:style style:name="Tabela3.A" style:family="table-column">
      <style:table-column-properties style:column-width="0.737cm"/>
    </style:style>
    <style:style style:name="Tabela3.B" style:family="table-column">
      <style:table-column-properties style:column-width="3.013cm"/>
    </style:style>
    <style:style style:name="Tabela3.C" style:family="table-column">
      <style:table-column-properties style:column-width="11.232cm"/>
    </style:style>
    <style:style style:name="Tabela3.1" style:family="table-row">
      <style:table-row-properties style:min-row-height="1.358cm" fo:keep-together="auto"/>
    </style:style>
    <style:style style:name="Tabela3.A1" style:family="table-cell">
      <style:table-cell-properties fo:padding="0.176cm" fo:border="0.5pt solid #000000" style:writing-mode="lr-tb"/>
    </style:style>
    <style:style style:name="Tabela3.2" style:family="table-row">
      <style:table-row-properties style:min-row-height="4.56cm" fo:keep-together="auto"/>
    </style:style>
    <style:style style:name="Tabela3.3" style:family="table-row">
      <style:table-row-properties style:min-row-height="3.66cm" fo:keep-together="auto"/>
    </style:style>
    <style:style style:name="Tabela3.4" style:family="table-row">
      <style:table-row-properties style:min-row-height="3.237cm" fo:keep-together="auto"/>
    </style:style>
    <style:style style:name="Tabela3.5" style:family="table-row">
      <style:table-row-properties style:min-row-height="4.083cm" fo:keep-together="auto"/>
    </style:style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2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</style:style>
    <style:style style:name="P3" style:family="paragraph" style:parent-style-name="Standard">
      <style:paragraph-properties fo:margin-top="0.423cm" fo:margin-bottom="0.423cm" style:contextual-spacing="false" fo:line-height="100%" fo:orphans="0" fo:widows="0"/>
    </style:style>
    <style:style style:name="P4" style:family="paragraph" style:parent-style-name="Standard">
      <style:paragraph-properties fo:margin-top="0.847cm" fo:margin-bottom="0.212cm" style:contextual-spacing="false" fo:line-height="100%" fo:orphans="0" fo:widows="0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.847cm" fo:margin-bottom="0.212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.423cm" fo:margin-bottom="0.423cm" style:contextual-spacing="false" fo:line-height="100%"/>
    </style:style>
    <style:style style:name="P9" style:family="paragraph" style:parent-style-name="Standard">
      <style:paragraph-properties fo:margin-left="1.27cm" fo:margin-right="0cm" fo:margin-top="0.423cm" fo:margin-bottom="0.423cm" style:contextual-spacing="fals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1"/>
    </style:style>
    <style:style style:name="P10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1"/>
    </style:style>
    <style:style style:name="P11" style:family="paragraph" style:parent-style-name="Standard">
      <style:paragraph-properties fo:margin-left="0cm" fo:margin-right="-0.776cm" fo:margin-top="0cm" fo:margin-bottom="0cm" style:contextual-spacing="false" fo:line-height="100%" fo:orphans="0" fo:widows="0" fo:text-indent="0cm" style:auto-text-indent="false"/>
      <style:text-properties fo:color="#000000" loext:opacity="100%" style:font-name="Arial" style:font-name-asian="Times New Roman1" style:language-asian="pt" style:country-asian="BR" style:font-name-complex="Arial1"/>
    </style:style>
    <style:style style:name="P12" style:family="paragraph" style:parent-style-name="Standard">
      <style:paragraph-properties fo:margin-top="0.423cm" fo:margin-bottom="0.423cm" style:contextual-spacing="false" fo:line-height="100%"/>
      <style:text-properties fo:color="#000000" loext:opacity="100%" style:font-name="Arial" style:font-name-asian="Times New Roman1" style:language-asian="pt" style:country-asian="BR" style:font-name-complex="Arial1"/>
    </style:style>
    <style:style style:name="P13" style:family="paragraph" style:parent-style-name="Standard">
      <style:paragraph-properties fo:margin-top="0.423cm" fo:margin-bottom="0.423cm" style:contextual-spacing="false" fo:line-height="100%"/>
      <style:text-properties fo:color="#000000" loext:opacity="100%" style:font-name="Arial" fo:font-style="italic" fo:font-weight="bold" style:font-name-asian="Times New Roman1" style:language-asian="pt" style:country-asian="BR" style:font-style-asian="italic" style:font-weight-asian="bold" style:font-name-complex="Arial1" style:font-style-complex="italic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15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16" style:family="paragraph" style:parent-style-name="Standard">
      <style:paragraph-properties fo:margin-top="0.423cm" fo:margin-bottom="0.423cm" style:contextual-spacing="false" fo:line-height="100%" fo:text-align="justify" style:justify-single-word="false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17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fo:color="#222222" loext:opacity="100%" style:font-name="Arial" fo:font-size="11.5pt" style:font-name-asian="Times New Roman1" style:font-size-asian="11.5pt" style:language-asian="pt" style:country-asian="BR" style:font-name-complex="Arial1" style:font-size-complex="11.5pt"/>
    </style:style>
    <style:style style:name="P18" style:family="paragraph" style:parent-style-name="List_20_Paragraph" style:list-style-name="WWNum4">
      <style:paragraph-properties fo:margin-top="0.423cm" fo:margin-bottom="0.423cm" style:contextual-spacing="true" fo:line-height="100%" fo:text-align="justify" style:justify-single-word="false" fo:orphans="0" fo:widows="0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List_20_Paragraph" style:list-style-name="WWNum1">
      <style:paragraph-properties fo:margin-top="0cm" fo:margin-bottom="0.423cm" style:contextual-spacing="true" fo:line-height="100%" fo:orphans="0" fo:widows="0" style:vertical-align="baselin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List_20_Paragraph" style:list-style-name="WWNum1">
      <style:paragraph-properties fo:margin-top="0.423cm" fo:margin-bottom="0.423cm" style:contextual-spacing="true" fo:line-height="100%" fo:orphans="0" fo:widows="0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Arial1" style:font-size-complex="11pt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7%" fo:orphans="0" fo:widows="0" fo:text-indent="0cm" style:auto-text-indent="false">
        <style:tab-stops/>
      </style:paragraph-properties>
      <style:text-properties fo:color="#000000" loext:opacity="100%" style:font-name="Roboto" fo:font-size="11pt" style:font-name-asian="Times New Roman1" style:font-size-asian="11pt" style:language-asian="pt" style:country-asian="BR" style:font-name-complex="Times New Roman1" style:font-size-complex="11pt"/>
    </style:style>
    <style:style style:name="P23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fo:color="#000000" loext:opacity="100%" style:font-name="Arial" fo:font-size="11pt" fo:font-weight="bold" style:font-name-asian="Times New Roman1" style:font-size-asian="11pt" style:language-asian="pt" style:country-asian="BR" style:font-weight-asian="bold" style:font-name-complex="Arial1" style:font-size-complex="11pt" style:font-weight-complex="bold"/>
    </style:style>
    <style:style style:name="P24" style:family="paragraph" style:parent-style-name="Standard">
      <style:paragraph-properties fo:margin-left="1.27cm" fo:margin-right="0cm" fo:margin-top="0cm" fo:margin-bottom="0.423cm" style:contextual-spacing="fals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Arial1" style:font-size-complex="11pt"/>
    </style:style>
    <style:style style:name="P25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Arial1" style:font-size-complex="11pt"/>
    </style:style>
    <style:style style:name="P26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Roboto" fo:font-size="11pt" style:font-name-asian="Times New Roman1" style:font-size-asian="11pt" style:language-asian="pt" style:country-asian="BR" style:font-name-complex="Times New Roman1" style:font-size-complex="11pt"/>
    </style:style>
    <style:style style:name="P27" style:family="paragraph" style:parent-style-name="Standard" style:list-style-name="WWNum1">
      <style:paragraph-properties fo:margin-left="1.27cm" fo:margin-right="0cm" fo:margin-top="0cm" fo:margin-bottom="0.423cm" style:contextual-spacing="false" fo:line-height="100%" fo:orphans="0" fo:widows="0" fo:text-indent="-0.635cm" style:auto-text-indent="false" style:vertical-align="baselin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Times New Roman" fo:font-size="11pt" style:font-name-asian="Times New Roman1" style:font-size-asian="11pt" style:language-asian="pt" style:country-asian="BR" style:font-name-complex="Times New Roman1" style:font-size-complex="11pt"/>
    </style:style>
    <style:style style:name="P29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Segoe UI VSS (Regular)" fo:font-size="11pt" fo:letter-spacing="normal" fo:font-style="normal" fo:font-weight="normal" style:font-size-asian="11pt" style:font-size-complex="11pt"/>
    </style:style>
    <style:style style:name="P30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loext:opacity="100%" style:font-name="Segoe UI VSS (Regular)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loext:opacity="100%" style:font-name="Segoe UI VSS (Regular)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WWNum2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-0.635cm" style:auto-text-indent="false" fo:background-color="#ffffff" style:vertical-align="baseline">
        <style:tab-stops/>
      </style:paragraph-properties>
      <style:text-properties fo:font-variant="normal" fo:text-transform="none" fo:color="#000000" loext:opacity="100%" style:font-name="Roboto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P33" style:family="paragraph" style:parent-style-name="Text_20_body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font-variant="normal" fo:text-transform="none" fo:color="#000000" loext:opacity="100%" style:font-name="Roboto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P34" style:family="paragraph" style:parent-style-name="Text_20_body" style:list-style-name="WWNum3">
      <style:paragraph-properties fo:margin-left="1.27cm" fo:margin-right="0cm" fo:margin-top="0cm" fo:margin-bottom="0cm" style:contextual-spacing="false" fo:line-height="100%" fo:orphans="0" fo:widows="0" fo:text-indent="-0.635cm" style:auto-text-indent="false" style:vertical-align="baseline">
        <style:tab-stops/>
      </style:paragraph-properties>
      <style:text-properties fo:font-variant="normal" fo:text-transform="none" fo:color="#000000" loext:opacity="100%" style:font-name="Roboto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P35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fo:color="#000000" loext:opacity="100%" style:font-name="Arial" fo:font-size="18pt" fo:font-weight="bold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al" fo:font-size="18pt" fo:font-weight="bold" officeooo:rsid="0019409b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3" style:family="text">
      <style:text-properties fo:color="#000000" loext:opacity="100%" style:font-name="Arial" fo:font-size="14pt" fo:font-weight="bold" style:font-name-asian="Times New Roman1" style:font-size-asian="14pt" style:language-asian="pt" style:country-asian="BR" style:font-weight-asian="bold" style:font-name-complex="Arial1" style:font-size-complex="14pt" style:font-weight-complex="bold"/>
    </style:style>
    <style:style style:name="T4" style:family="text">
      <style:text-properties fo:color="#000000" loext:opacity="100%" style:font-name="Arial" fo:font-size="7pt" style:font-name-asian="Times New Roman1" style:font-size-asian="7pt" style:language-asian="pt" style:country-asian="BR" style:font-name-complex="Arial1" style:font-size-complex="7pt"/>
    </style:style>
    <style:style style:name="T5" style:family="text">
      <style:text-properties fo:color="#000000" loext:opacity="100%" style:font-name="Arial" style:font-name-asian="Times New Roman1" style:language-asian="pt" style:country-asian="BR" style:font-name-complex="Arial1"/>
    </style:style>
    <style:style style:name="T6" style:family="text">
      <style:text-properties fo:color="#000000" loext:opacity="100%" style:font-name="Arial" officeooo:rsid="0019409b" style:font-name-asian="Times New Roman1" style:language-asian="pt" style:country-asian="BR" style:font-name-complex="Arial1"/>
    </style:style>
    <style:style style:name="T7" style:family="text">
      <style:text-properties fo:color="#000000" loext:opacity="100%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8" style:family="text">
      <style:text-properties fo:color="#000000" loext:opacity="100%" style:font-name="Arial" fo:background-color="#ffffff" loext:char-shading-value="0" style:font-name-asian="Times New Roman1" style:language-asian="pt" style:country-asian="BR" style:font-name-complex="Arial1"/>
    </style:style>
    <style:style style:name="T9" style:family="text">
      <style:text-properties fo:color="#000000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10" style:family="text">
      <style:text-properties fo:color="#000000" loext:opacity="100%" style:font-name="Times New Roman" fo:font-size="7pt" fo:background-color="#ffffff" loext:char-shading-value="0" style:font-name-asian="Times New Roman1" style:font-size-asian="7pt" style:language-asian="pt" style:country-asian="BR" style:font-name-complex="Times New Roman1" style:font-size-complex="7pt"/>
    </style:style>
    <style:style style:name="T11" style:family="text">
      <style:text-properties fo:font-variant="normal" fo:text-transform="none" fo:color="#000000" loext:opacity="100%" style:font-name="Arial" fo:letter-spacing="normal" fo:font-style="normal" fo:font-weight="normal" style:font-name-asian="Times New Roman1" style:language-asian="pt" style:country-asian="BR" style:font-name-complex="Arial1"/>
    </style:style>
    <style:style style:name="T12" style:family="text">
      <style:text-properties fo:color="#222222" loext:opacity="100%" style:font-name="Arial" fo:font-size="10.5pt" style:font-name-asian="Times New Roman1" style:font-size-asian="10.5pt" style:language-asian="pt" style:country-asian="BR" style:font-name-complex="Arial1" style:font-size-complex="10.5pt"/>
    </style:style>
    <style:style style:name="T13" style:family="text">
      <style:text-properties fo:color="#222222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14" style:family="text">
      <style:text-properties officeooo:rsid="001e0a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est Plan Pesquisar </text:span><text:span text:style-name="T2">Sub</text:span><text:span text:style-name="T1">Categorias</text:span></text:p>
      <text:p text:style-name="P6"><text:span text:style-name="T3">1</text:span><text:span text:style-name="T4">  </text:span><text:span text:style-name="T3">Introdução</text:span></text:p>
      <text:p text:style-name="P7"><text:span text:style-name="T5">Pesquisar categorias é um sistema de e-commerce onde  o propósito dele é pesquisar novas </text:span><text:span text:style-name="T6">sub</text:span><text:span text:style-name="T5">categorias a fim de visualizar as informações que preciso.</text:span></text:p>
      <text:p text:style-name="P6"><text:span text:style-name="T3">2</text:span><text:span text:style-name="T4">  </text:span><text:span text:style-name="T3">Arquitetura</text:span></text:p>
      <text:p text:style-name="P1"><text:span text:style-name="T5">O framework utilizado para a implementação do back-end do </text:span><text:span text:style-name="T6">pesquisar</text:span><text:span text:style-name="T5"> </text:span><text:span text:style-name="T6">sub</text:span><text:span text:style-name="T5">ategorias  é o Visual Studio, que possui uma arquitetura orientada a Objetos.</text:span></text:p>
      <text:p text:style-name="P1"><text:span text:style-name="T5">Para o armazenamento e consulta de dados das </text:span><text:span text:style-name="T6">sub</text:span><text:span text:style-name="T5">categorias, será usada uma API que disponibiliza um conjunto de serviços REST. Funciona como na imagem, em que o cliente (aplicação) envia uma requisição à uma URL (endpoint) para acessar os serviços da API, e tem como retorno um objeto na forma de um JSON.</text:span></text:p>
      <text:p text:style-name="P6"><text:span text:style-name="T3">3</text:span><text:span text:style-name="T4">  </text:span><text:span text:style-name="T3">Funcionalidades</text:span></text:p>
      <text:p text:style-name="P13"> 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Funcionalidades</text:p>
          </table:table-cell>
          <table:table-cell table:style-name="Tabela1.A1" office:value-type="string">
            <text:p text:style-name="P23">Comportamento Esperado</text:p>
          </table:table-cell>
          <table:table-cell table:style-name="Tabela1.A1" office:value-type="string">
            <text:p text:style-name="P23">Verificações</text:p>
          </table:table-cell>
          <table:table-cell table:style-name="Tabela1.A1" office:value-type="string">
            <text:p text:style-name="P23">Critérios de Aceite</text:p>
          </table:table-cell>
        </table:table-row>
        <table:table-row table:style-name="Tabela1.2">
          <table:table-cell table:style-name="Tabela1.A1" office:value-type="string">
            <text:p text:style-name="P23">Cadastro</text:p>
          </table:table-cell>
          <table:table-cell table:style-name="Tabela1.A1" office:value-type="string">
            <text:list text:style-name="WWNum4">
              <text:list-item>
                <text:p text:style-name="P18"><text:span text:style-name="T5">Deve ser exibido uma caixa de texto para o usuário escrever a </text:span><text:span text:style-name="T6">sub</text:span><text:span text:style-name="T5">categoria que deseja pesquisar.</text:span></text:p>
              </text:list-item>
            </text:list>
            <text:p text:style-name="P24"/>
            <text:list xml:id="list770364221" text:style-name="WWNum1">
              <text:list-item>
                <text:p text:style-name="P27"><text:span text:style-name="T5">Ao digitar uma </text:span><text:span text:style-name="T6">sub</text:span><text:span text:style-name="T5">categoria o usuário deve ser direcionado para a tela onde deve <text:s/>visualizar as informações pesquisadas</text:span></text:p>
              </text:list-item>
            </text:list>
            <text:p text:style-name="P21"/>
            <text:p text:style-name="P21"/>
            <text:p text:style-name="P21"/>
            <text:p text:style-name="P21"/>
            <text:list xml:id="list141842871907865" text:continue-numbering="true" text:style-name="WWNum1">
              <text:list-item>
                <text:p text:style-name="P19"><text:span text:style-name="T5">Deve ser exibida uma mensagem caso não haja </text:span><text:span text:style-name="T6">sub</text:span><text:span text:style-name="T5">categorias correspondentes a pesquisa do usuário.</text:span></text:p>
              </text:list-item>
            </text:list>
            <text:p text:style-name="P25"><text:soft-page-break/></text:p>
            <text:list xml:id="list141842690858062" text:continue-numbering="true" text:style-name="WWNum1">
              <text:list-item>
                <text:p text:style-name="P20"><text:span text:style-name="T5">Ao digitar sua </text:span><text:span text:style-name="T6">sub</text:span><text:span text:style-name="T5">categoria corretamente o usuário irá acessar </text:span><text:span text:style-name="T11">Nome da subcategoria;</text:span></text:p>
              </text:list-item>
            </text:list>
            <text:list text:style-name="L1">
              <text:list-item>
                <text:p text:style-name="P29">Status;</text:p>
              </text:list-item>
              <text:list-item>
                <text:p text:style-name="P29">Data de criação;</text:p>
              </text:list-item>
              <text:list-item>
                <text:p text:style-name="P30">Data de modificação.</text:p>
              </text:list-item>
            </text:list>
            <text:p text:style-name="P35"><text:line-break/></text:p>
          </table:table-cell>
          <table:table-cell table:style-name="Tabela1.A1" office:value-type="string">
            <text:list text:style-name="WWNum2">
              <text:list-item>
                <text:p text:style-name="P32">Nome da subcategoria (até 128 caracteres; somente alfabeto; informa no mínimo 3 caracteres para a busca).</text:p>
              </text:list-item>
            </text:list>
            <text:p text:style-name="P35"><text:line-break/></text:p>
            <text:p text:style-name="P22"/>
            <text:p text:style-name="P26"/>
            <text:p text:style-name="P33"/>
            <text:p text:style-name="P28"/>
          </table:table-cell>
          <table:table-cell table:style-name="Tabela1.A1" office:value-type="string">
            <text:list xml:id="list1885708684" text:style-name="WWNum3">
              <text:list-item>
                <text:p text:style-name="P34">Ao pesquisar uma subcategoria, caso não seja encontrado, deve ser lançado uma exceção.</text:p>
              </text:list-item>
            </text:list>
            <text:list text:style-name="L2">
              <text:list-item>
                <text:p text:style-name="P31">A partir de agora, as subcategorias cadastradas devem ser salvas em uma lista para ser possível realizar a pesquisa.</text:p>
              </text:list-item>
            </text:list>
            <text:list xml:id="list141843018312863" text:continue-list="list1885708684" text:style-name="WWNum3">
              <text:list-header>
                <text:p text:style-name="P34"/>
              </text:list-header>
            </text:list>
          </table:table-cell>
        </table:table-row>
        <table:table-row table:style-name="Tabela1.3"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15"/>
            <text:p text:style-name="P2"><text:span text:style-name="T9"><text:s/>          </text:span><text:span text:style-name="T5"> </text:span></text:p>
            <text:p text:style-name="P10"> </text:p>
          </table:table-cell>
        </table:table-row>
        <table:table-row table:style-name="Tabela1.4">
          <table:table-cell table:style-name="Tabela1.A4" office:value-type="string">
            <text:p text:style-name="P15"/>
          </table:table-cell>
          <table:table-cell table:style-name="Tabela1.A4" office:value-type="string">
            <text:p text:style-name="P16"/>
          </table:table-cell>
          <table:table-cell table:style-name="Tabela1.A4" office:value-type="string">
            <text:p text:style-name="P10"> </text:p>
          </table:table-cell>
          <table:table-cell table:style-name="Tabela1.A4" office:value-type="string">
            <text:p text:style-name="P10"> </text:p>
          </table:table-cell>
        </table:table-row>
        <table:table-row table:style-name="Tabela1.5">
          <table:table-cell table:style-name="Tabela1.A4" office:value-type="string">
            <text:p text:style-name="P15"/>
          </table:table-cell>
          <table:table-cell table:style-name="Tabela1.A4" office:value-type="string">
            <text:p text:style-name="P14"/>
          </table:table-cell>
          <table:table-cell table:style-name="Tabela1.A4" office:value-type="string">
            <text:p text:style-name="P15"/>
          </table:table-cell>
          <table:table-cell table:style-name="Tabela1.A4" office:value-type="string">
            <text:p text:style-name="P10"> </text:p>
          </table:table-cell>
        </table:table-row>
      </table:table>
      <text:p text:style-name="P3"><text:span text:style-name="T3"><text:s text:c="4"/>4</text:span><text:span text:style-name="T4">  </text:span><text:span text:style-name="T3">Estratégia de Teste</text:span></text:p>
      <text:p text:style-name="P12"> </text:p>
      <text:p text:style-name="P8"><text:span text:style-name="T5"><text:s text:c="3"/>●</text:span><text:span text:style-name="T9">   </text:span><text:span text:style-name="T7">Escopo de Testes</text:span></text:p>
      <text:p text:style-name="P12"> </text:p>
      <text:p text:style-name="P12">O plano de testes abrange todas as funcionalidades descritas na tabela acima. Esse plano de testes exclui a funcionalidade cadastrar e <text:s/>editar <text:span text:style-name="T14">sub</text:span>categorias.</text:p>
      <text:p text:style-name="P12">Serão executados testes em todos os níveis conforme a descrição abaixo.</text:p>
      <text:p text:style-name="P12"> </text:p>
      <text:p text:style-name="P12"><text:soft-page-break/>Testes Unitários: o código terá uma cobertura de 60% de testes unitários, que são de responsabilidade dos desenvolvedores.</text:p>
      <text:p text:style-name="P12">Testes de Integração: Serão executados testes de integração em todos os endpoints, e esses testes serão de responsabilidade do time de qualidade.</text:p>
      <text:p text:style-name="P12">Testes Manuais: Todas as funcionalidades serão testadas manualmente pelo time de qualidade seguindo a documentação de Cenários de teste e destes TestPlan.</text:p>
      <text:p text:style-name="P12"/>
      <text:p text:style-name="P8"><text:span text:style-name="T5">●</text:span><text:span text:style-name="T9"> </text:span><text:span text:style-name="T7">Ambiente e Ferramentas</text:span></text:p>
      <text:p text:style-name="P12">Os testes serão feitos do ambiente de homologação, e contém as mesmas configurações do ambiente de produção com uma massa de dados gerada previamente pelo time de qualidade.</text:p>
      <text:p text:style-name="P12">As seguintes ferramentas serão utilizadas no teste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">Ferramenta </text:p>
          </table:table-cell>
          <table:table-cell table:style-name="Tabela2.A1" office:value-type="string">
            <text:p text:style-name="P10">Time</text:p>
          </table:table-cell>
          <table:table-cell table:style-name="Tabela2.A1" office:value-type="string">
            <text:p text:style-name="P10">Descrição</text:p>
          </table:table-cell>
        </table:table-row>
        <table:table-row table:style-name="Tabela2.1">
          <table:table-cell table:style-name="Tabela2.A1" office:value-type="string">
            <text:p text:style-name="P10">POSTMAN</text:p>
          </table:table-cell>
          <table:table-cell table:style-name="Tabela2.A1" office:value-type="string">
            <text:p text:style-name="P10">Qualidade</text:p>
          </table:table-cell>
          <table:table-cell table:style-name="Tabela2.A1" office:value-type="string">
            <text:p text:style-name="P10">Ferramenta para realização de testes de API</text:p>
          </table:table-cell>
        </table:table-row>
        <table:table-row table:style-name="Tabela2.1">
          <table:table-cell table:style-name="Tabela2.A1" office:value-type="string">
            <text:p text:style-name="P10">Jasmine</text:p>
          </table:table-cell>
          <table:table-cell table:style-name="Tabela2.A1" office:value-type="string">
            <text:p text:style-name="P10">Desenvolvimento</text:p>
          </table:table-cell>
          <table:table-cell table:style-name="Tabela2.A1" office:value-type="string">
            <text:p text:style-name="P10">Framework utilizada para testes unitários</text:p>
          </table:table-cell>
        </table:table-row>
        <table:table-row table:style-name="Tabela2.1">
          <table:table-cell table:style-name="Tabela2.A1" office:value-type="string">
            <text:p text:style-name="P10">Selenium</text:p>
          </table:table-cell>
          <table:table-cell table:style-name="Tabela2.A1" office:value-type="string">
            <text:p text:style-name="P10">Qualidade</text:p>
          </table:table-cell>
          <table:table-cell table:style-name="Tabela2.A1" office:value-type="string">
            <text:p text:style-name="P10">Ferramenta para testes end-to-end</text:p>
          </table:table-cell>
        </table:table-row>
      </table:table>
      <text:p text:style-name="P4"><text:span text:style-name="T3">5</text:span><text:span text:style-name="T4">                </text:span><text:span text:style-name="T3">Classificação de Bugs</text:span></text:p>
      <text:p text:style-name="P12"> </text:p>
      <text:p text:style-name="P12">Os Bugs serão classificados com as seguintes severidades:</text:p>
      <text:p text:style-name="P12"> </text:p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10">ID</text:p>
          </table:table-cell>
          <table:table-cell table:style-name="Tabela3.A1" office:value-type="string">
            <text:p text:style-name="P10">Nivel de Severidade</text:p>
          </table:table-cell>
          <table:table-cell table:style-name="Tabela3.A1" office:value-type="string">
            <text:p text:style-name="P10">Descrição</text:p>
          </table:table-cell>
        </table:table-row>
        <table:table-row table:style-name="Tabela3.2">
          <table:table-cell table:style-name="Tabela3.A1" office:value-type="string">
            <text:p text:style-name="P10">1</text:p>
          </table:table-cell>
          <table:table-cell table:style-name="Tabela3.A1" office:value-type="string">
            <text:p text:style-name="P10">Blocker</text:p>
          </table:table-cell>
          <table:table-cell table:style-name="Tabela3.A1" office:value-type="string">
            <text:p text:style-name="P2"><text:span text:style-name="T12">●</text:span><text:span text:style-name="T13">                </text:span><text:span text:style-name="T5">Bug que bloqueia o teste de uma função ou feature causa crash na aplicação.</text:span></text:p>
            <text:p text:style-name="P2"><text:span text:style-name="T12">●</text:span><text:span text:style-name="T13">                </text:span><text:span text:style-name="T8">Botão não funciona impedindo o uso completo da funcionalidade.</text:span></text:p>
            <text:p text:style-name="P2"><text:span text:style-name="T12">●</text:span><text:span text:style-name="T13">                </text:span><text:span text:style-name="T5">Bloqueia a entrega.</text:span></text:p>
            <text:p text:style-name="P10"> </text:p>
          </table:table-cell>
        </table:table-row>
        <table:table-row table:style-name="Tabela3.3">
          <table:table-cell table:style-name="Tabela3.A1" office:value-type="string">
            <text:p text:style-name="P10">2</text:p>
          </table:table-cell>
          <table:table-cell table:style-name="Tabela3.A1" office:value-type="string">
            <text:p text:style-name="P17">Grave</text:p>
          </table:table-cell>
          <table:table-cell table:style-name="Tabela3.A1" office:value-type="string">
            <text:p text:style-name="P2"><text:span text:style-name="T8">●</text:span><text:span text:style-name="T10">                </text:span><text:span text:style-name="T8">Funcionalidade não funciona como o esperado</text:span></text:p>
            <text:p text:style-name="P2"><text:span text:style-name="T5">●</text:span><text:span text:style-name="T9">                </text:span><text:span text:style-name="T5">Input incomum causa efeitos irreversíveis</text:span></text:p>
            <text:p text:style-name="P10"> </text:p>
          </table:table-cell>
        </table:table-row>
        <table:table-row table:style-name="Tabela3.4">
          <table:table-cell table:style-name="Tabela3.A1" office:value-type="string">
            <text:p text:style-name="P10">3</text:p>
          </table:table-cell>
          <table:table-cell table:style-name="Tabela3.A1" office:value-type="string">
            <text:p text:style-name="P10">Moderada</text:p>
          </table:table-cell>
          <table:table-cell table:style-name="Tabela3.A1" office:value-type="string">
            <text:p text:style-name="P2"><text:span text:style-name="T8">●</text:span><text:span text:style-name="T10">                </text:span><text:span text:style-name="T8">Funcionalidade não atinge certos critérios de aceitação, mas sua funcionalidade em geral não é afetada</text:span></text:p>
            <text:p text:style-name="P2"><text:span text:style-name="T5">●</text:span><text:span text:style-name="T9">                </text:span><text:span text:style-name="T5">Mensagem de erro ou sucesso não é exibida</text:span></text:p>
          </table:table-cell>
        </table:table-row>
        <table:table-row table:style-name="Tabela3.5">
          <table:table-cell table:style-name="Tabela3.A1" office:value-type="string">
            <text:p text:style-name="P10">4</text:p>
          </table:table-cell>
          <table:table-cell table:style-name="Tabela3.A1" office:value-type="string">
            <text:p text:style-name="P10">Pequena</text:p>
          </table:table-cell>
          <table:table-cell table:style-name="Tabela3.A1" office:value-type="string">
            <text:p text:style-name="P2"><text:span text:style-name="T8">●</text:span><text:span text:style-name="T10">                </text:span><text:span text:style-name="T8">Quase nenhum impacto na funcionalidade porém atrapalha a experiência</text:span></text:p>
            <text:p text:style-name="P2"><text:span text:style-name="T5">●</text:span><text:span text:style-name="T9">                </text:span><text:span text:style-name="T5">Erro ortográfico</text:span></text:p>
            <text:p text:style-name="P2"><text:span text:style-name="T5">●</text:span><text:span text:style-name="T9">                </text:span><text:span text:style-name="T5">Pequenos erros de UI</text:span></text:p>
            <text:p text:style-name="P10"> </text:p>
          </table:table-cell>
        </table:table-row>
      </table:table>
      <text:p text:style-name="P11"> </text:p>
      <text:p text:style-name="P6"><text:span text:style-name="T3">6</text:span><text:span text:style-name="T4">                </text:span><text:span text:style-name="T3">Definição de Pronto</text:span></text:p>
      <text:p text:style-name="P12"><text:soft-page-break/> </text:p>
      <text:p text:style-name="P12">Será considerada pronta as funcionalidades que passarem pelas verificações e testes descritas nestes TestPlan, não apresentarem bugs com a severidade acima de Minor, e passarem por uma validação de negócio de responsabilidade do time de produ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/>
    <style:font-face style:name="01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nse_20_Quote" style:display-name="Intense Quote" style:family="paragraph" style:parent-style-name="Standard" style:next-style-name="Standard">
      <style:paragraph-properties fo:margin-left="1.27cm" fo:margin-right="0cm" fo:margin-top="0.494cm" fo:margin-bottom="0.423cm" style:contextual-spacing="false" fo:line-height="0.423cm" fo:text-align="center" style:justify-single-word="false" fo:text-indent="0cm" style:auto-text-indent="false"/>
      <style:text-properties fo:color="#44546a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Quote" style:family="paragraph" style:parent-style-name="Standard" style:next-style-name="Standard">
      <style:paragraph-properties fo:margin-left="1.27cm" fo:margin-right="0cm" fo:margin-top="0.212cm" fo:margin-bottom="0.212cm" style:contextual-spacing="false" fo:text-indent="0cm" style:auto-text-indent="false"/>
      <style:text-properties fo:color="#44546a" loext:opacity="100%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1" style:font-family-asian="0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>
      <style:paragraph-properties fo:line-height="0.423cm"/>
      <style:text-properties fo:font-variant="small-caps" fo:color="#44546a" loext:opacity="100%"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Book_20_Title" style:display-name="Book Title" style:family="text">
      <style:text-properties fo:font-variant="small-caps" fo:color="#000000" loext:opacity="100%" style:font-name="Times New Roman" fo:font-family="'Times New Roman'" style:font-family-generic="roman" style:font-pitch="variable" fo:font-size="12pt" fo:letter-spacing="0.018cm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tense_20_Reference" style:display-name="Intense Reference" style:family="text">
      <style:text-properties fo:font-variant="small-caps" fo:color="#44546a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le_20_Reference" style:display-name="Subtle Reference" style:family="text">
      <style:text-properties fo:font-variant="small-caps" fo:color="#595959" loext:opacity="100%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nse_20_Emphasis" style:display-name="Intense Emphasis" style:family="text">
      <style:text-properties fo:color="#000000" loext:opacity="100%"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Subtle_20_Emphasis" style:display-name="Subtle Emphasis" style:family="text">
      <style:text-properties fo:color="#595959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ção_20_Intensa_20_Char" style:display-name="Citação Intensa Char" style:family="text">
      <style:text-properties fo:color="#44546a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Citação_20_Char" style:display-name="Citação Char" style:family="text">
      <style:text-properties fo:color="#44546a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ítulo_20_Char" style:display-name="Subtítulo Char" style:family="text">
      <style:text-properties fo:color="#4472c4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Char" style:display-name="Título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Título_20_9_20_Char" style:display-name="Título 9 Char" style:family="text">
      <style:text-properties fo:color="#1f3864" loext:opacity="100%" style:font-name="Calibri Light" fo:font-family="'Calibri Light'" style:font-family-generic="roman" style:font-pitch="variable" fo:font-size="12pt" fo:font-style="italic" style:font-name-asian="Segoe UI" style:font-family-asian="'Segoe UI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Título_20_8_20_Char" style:display-name="Título 8 Char" style:family="text">
      <style:text-properties fo:color="#1f3864" loext:opacity="100%" style:font-name="Calibri Light" fo:font-family="'Calibri Light'" style:font-family-generic="roman" style:font-pitch="variable" fo:font-size="12pt" fo:font-style="italic" fo:font-weight="bold" style:font-name-asian="Segoe UI" style:font-family-asian="'Segoe UI'" style:font-family-generic-asian="system" style:font-pitch-asian="variable" style:font-size-asian="12pt" style:font-style-asian="italic" style:font-weight-asian="bold" style:font-name-complex="Tahoma" style:font-family-complex="Tahoma" style:font-family-generic-complex="system" style:font-pitch-complex="variable" style:font-size-complex="12pt" style:font-style-complex="italic" style:font-weight-complex="bold"/>
    </style:style>
    <style:style style:name="Título_20_7_20_Char" style:display-name="Título 7 Char" style:family="text">
      <style:text-properties fo:color="#1f3864" loext:opacity="100%" style:font-name="Calibri Light" fo:font-family="'Calibri Light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ítulo_20_6_20_Char" style:display-name="Título 6 Char" style:family="text">
      <style:text-properties fo:text-transform="uppercase" fo:color="#1f3864" loext:opacity="100%" style:font-name="Calibri Light" fo:font-family="'Calibri Light'" style:font-family-generic="roman" style:font-pitch="variable" fo:font-size="12pt" fo:font-style="italic" style:font-name-asian="Segoe UI" style:font-family-asian="'Segoe UI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Título_20_5_20_Char" style:display-name="Título 5 Char" style:family="text">
      <style:text-properties fo:text-transform="uppercase" fo:color="#2f5496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>
      <style:text-properties fo:color="#2f5496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3_20_Char" style:display-name="Título 3 Char" style:family="text">
      <style:text-properties fo:color="#2f5496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2_20_Char" style:display-name="Título 2 Char" style:family="text">
      <style:text-properties fo:color="#2f5496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Rodapé_20_Char" style:display-name="Rodapé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>
      <style:text-properties fo:color="#1f3864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Default_20_Paragraph_20_Font" style:display-name="Default Paragraph Font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nothing" fo:margin-left="1.2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nothing" fo:margin-left="1.2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4T14:18:40.906000000</dc:date>
    <meta:editing-duration>PT9M31S</meta:editing-duration>
    <meta:editing-cycles>6</meta:editing-cycles>
    <meta:generator>LibreOffice/7.4.5.1$Windows_X86_64 LibreOffice_project/9c0871452b3918c1019dde9bfac75448afc4b57f</meta:generator>
    <meta:document-statistic meta:table-count="3" meta:image-count="0" meta:object-count="0" meta:page-count="5" meta:paragraph-count="88" meta:word-count="560" meta:character-count="3778" meta:non-whitespace-character-count="3071"/>
  </office:meta>
</office:document-meta>
</file>